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064870745430247027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663761989548973307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402334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21:01.41</dc:date>
    <dc:creator>James Lombardi</dc:creator>
    <meta:editing-duration>P2DT5H46M39S</meta:editing-duration>
    <meta:editing-cycles>167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1"/>
  </office:meta>
</office:document-meta>
</file>